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Run #</text:p>
          </table:table-cell>
          <table:table-cell table:style-name="ce2" office:value-type="string" calcext:value-type="string">
            <text:p>beam species</text:p>
          </table:table-cell>
          <table:table-cell table:style-name="ce2" office:value-type="string" calcext:value-type="string">
            <text:p>pdg</text:p>
          </table:table-cell>
          <table:table-cell office:value-type="string" calcext:value-type="string">
            <text:p>Beam energy (GeV)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br</text:p>
          </table:table-cell>
          <table:table-cell office:value-type="string" calcext:value-type="string">
            <text:p>trig delay</text:p>
          </table:table-cell>
          <table:table-cell office:value-type="string" calcext:value-type="string">
            <text:p>machine gun</text:p>
          </table:table-cell>
          <table:table-cell table:style-name="ce4" office:value-type="string" calcext:value-type="string">
            <text:p>position</text:p>
          </table:table-cell>
          <table:table-cell office:value-type="string" calcext:value-type="string">
            <text:p>ypos</text:p>
          </table:table-cell>
          <table:table-cell table:style-name="ce4" office:value-type="string" calcext:value-type="string">
            <text:p>dela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EMC i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ion -</text:p>
          </table:table-cell>
          <table:table-cell table:style-name="ce2"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2.5" calcext:value-type="float">
            <text:p>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-2.5" calcext:value-type="float">
            <text:p>-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2.5" calcext:value-type="float">
            <text:p>-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2.5" calcext:value-type="float">
            <text:p>-2.5</text:p>
          </table:table-cell>
          <table:table-cell office:value-type="float" office:value="2.5" calcext:value-type="float">
            <text:p>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7.5" calcext:value-type="float">
            <text:p>-7.5</text:p>
          </table:table-cell>
          <table:table-cell office:value-type="float" office:value="2.5" calcext:value-type="float">
            <text:p>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7.5" calcext:value-type="float">
            <text:p>-7.5</text:p>
          </table:table-cell>
          <table:table-cell office:value-type="float" office:value="-2.5" calcext:value-type="float">
            <text:p>-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-2.5" calcext:value-type="float">
            <text:p>-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Pion -</text:p>
          </table:table-cell>
          <table:table-cell office:value-type="float" office:value="-211" calcext:value-type="float">
            <text:p>-2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2.5" calcext:value-type="float">
            <text:p>2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uon +</text:p>
          </table:table-cell>
          <table:table-cell table:style-name="ce2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Electr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Hadron +</text:p>
          </table:table-cell>
          <table:table-cell office:value-type="float" office:value="2212" calcext:value-type="float">
            <text:p>22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edest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9:16:48.390007974</meta:creation-date>
    <dc:date>2025-06-05T09:14:56.740389072</dc:date>
    <meta:editing-duration>PT6M6S</meta:editing-duration>
    <meta:editing-cycles>1</meta:editing-cycles>
    <meta:generator>LibreOffice/24.2.7.2$Linux_X86_64 LibreOffice_project/420$Build-2</meta:generator>
    <meta:document-statistic meta:table-count="1" meta:cell-count="3042" meta:object-count="0"/>
  </office:meta>
</office:document-meta>
</file>